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onfig.js</text:p>
      <text:p text:style-name="Standard">const BRAND_NAME = "Old Dog Systems"; // Change this to "9Count Systems" when need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1:02:09.931127869</meta:creation-date>
    <dc:date>2025-12-30T11:07:07.117612541</dc:date>
    <meta:editing-duration>PT4M56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1" meta:paragraph-count="2" meta:word-count="16" meta:character-count="96" meta:non-whitespace-character-count="82"/>
  </office:meta>
</office:document-meta>
</file>